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ded07" officeooo:paragraph-rsid="000ded07"/>
    </style:style>
    <style:style style:name="P2" style:family="paragraph" style:parent-style-name="Standard">
      <style:text-properties fo:language="fr" fo:country="FR" fo:font-weight="bold" officeooo:rsid="000ded07" officeooo:paragraph-rsid="000ded07" style:font-weight-asian="bold" style:font-weight-complex="bold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officeooo:rsid="000ded07" officeooo:paragraph-rsid="000ded07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39322" officeooo:paragraph-rsid="00139322"/>
    </style:style>
    <style:style style:name="P5" style:family="paragraph" style:parent-style-name="Standard">
      <style:text-properties fo:language="fr" fo:country="FR" officeooo:rsid="00104f7e" officeooo:paragraph-rsid="00104f7e"/>
    </style:style>
    <style:style style:name="P6" style:family="paragraph" style:parent-style-name="Standard">
      <style:text-properties fo:language="fr" fo:country="FR" style:text-underline-style="none" officeooo:rsid="00139322" officeooo:paragraph-rsid="00139322"/>
    </style:style>
    <style:style style:name="P7" style:family="paragraph" style:parent-style-name="Standard">
      <style:text-properties fo:language="fr" fo:country="FR" style:text-underline-style="none" officeooo:rsid="00139322" officeooo:paragraph-rsid="0016f6ab"/>
    </style:style>
    <style:style style:name="P8" style:family="paragraph" style:parent-style-name="Standard">
      <style:text-properties fo:language="fr" fo:country="FR" style:text-underline-style="none" fo:font-weight="bold" officeooo:rsid="00139322" officeooo:paragraph-rsid="00139322" style:font-weight-asian="bold" style:font-weight-complex="bold"/>
    </style:style>
    <style:style style:name="P9" style:family="paragraph" style:parent-style-name="Standard">
      <style:text-properties fo:language="fr" fo:country="FR" style:text-underline-style="none" officeooo:rsid="001710fd" officeooo:paragraph-rsid="001710fd"/>
    </style:style>
    <style:style style:name="P10" style:family="paragraph" style:parent-style-name="Standard">
      <style:text-properties fo:language="fr" fo:country="FR" style:text-underline-style="none" officeooo:rsid="0017982e" officeooo:paragraph-rsid="0017982e"/>
    </style:style>
    <style:style style:name="P11" style:family="paragraph" style:parent-style-name="Standard">
      <style:text-properties fo:language="fr" fo:country="FR" style:text-underline-style="none" officeooo:rsid="001bbd42" officeooo:paragraph-rsid="001bbd42"/>
    </style:style>
    <style:style style:name="P12" style:family="paragraph" style:parent-style-name="Standard">
      <style:text-properties fo:language="fr" fo:country="FR" style:text-underline-style="none" officeooo:rsid="001f70ff" officeooo:paragraph-rsid="001f70ff"/>
    </style:style>
    <style:style style:name="P13" style:family="paragraph" style:parent-style-name="Standard">
      <style:text-properties fo:language="fr" fo:country="FR" style:text-underline-style="none" officeooo:rsid="0020fe77" officeooo:paragraph-rsid="0020fe77"/>
    </style:style>
    <style:style style:name="P14" style:family="paragraph" style:parent-style-name="Standard">
      <style:text-properties fo:language="fr" fo:country="FR" style:text-underline-style="none" officeooo:rsid="002451c6" officeooo:paragraph-rsid="002451c6"/>
    </style:style>
    <style:style style:name="P15" style:family="paragraph" style:parent-style-name="Standard">
      <style:text-properties fo:language="fr" fo:country="FR" style:text-underline-style="none" officeooo:rsid="0027bb4d" officeooo:paragraph-rsid="0027bb4d"/>
    </style:style>
    <style:style style:name="P16" style:family="paragraph" style:parent-style-name="Standard">
      <style:text-properties fo:language="fr" fo:country="FR" fo:font-style="italic" style:text-underline-style="none" fo:font-weight="normal" officeooo:rsid="0018cc04" officeooo:paragraph-rsid="0018cc0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language="fr" fo:country="FR" fo:font-style="italic" style:text-underline-style="none" fo:font-weight="normal" officeooo:rsid="001a119f" officeooo:paragraph-rsid="001a119f" style:font-style-asian="italic" style:font-weight-asian="normal" style:font-style-complex="italic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officeooo:rsid="000ee8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ee81c" style:font-weight-asian="normal" style:font-weight-complex="normal"/>
    </style:style>
    <style:style style:name="T5" style:family="text">
      <style:text-properties fo:font-weight="normal" officeooo:rsid="00104f7e" style:font-weight-asian="normal" style:font-weight-complex="normal"/>
    </style:style>
    <style:style style:name="T6" style:family="text">
      <style:text-properties officeooo:rsid="00104f7e"/>
    </style:style>
    <style:style style:name="T7" style:family="text">
      <style:text-properties officeooo:rsid="001236fd"/>
    </style:style>
    <style:style style:name="T8" style:family="text">
      <style:text-properties officeooo:rsid="001397fc"/>
    </style:style>
    <style:style style:name="T9" style:family="text">
      <style:text-properties officeooo:rsid="0016f6ab"/>
    </style:style>
    <style:style style:name="T10" style:family="text">
      <style:text-properties fo:font-style="italic" officeooo:rsid="0016f6ab" style:font-style-asian="italic" style:font-style-complex="italic"/>
    </style:style>
    <style:style style:name="T11" style:family="text">
      <style:text-properties officeooo:rsid="001d3333"/>
    </style:style>
    <style:style style:name="T12" style:family="text">
      <style:text-properties officeooo:rsid="001dd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QOQCCP</text:p>
      <text:p text:style-name="P1"/>
      <text:p text:style-name="P2">Qui : </text:p>
      <text:p text:style-name="P1">Client : Jury de la soutenance</text:p>
      <text:p text:style-name="P1">Chef de Projet : Mr CORBILL<text:span text:style-name="T1">É</text:span></text:p>
      <text:p text:style-name="P1">Equipe : Amélys, Béryl, Bilel, Clément, Mohamed, Zakaria</text:p>
      <text:p text:style-name="P1">Pas de hiérarchie, ni de commercial</text:p>
      <text:p text:style-name="P1"/>
      <text:p text:style-name="P1"><text:span text:style-name="T3">Quoi :</text:span> <text:span text:style-name="T2">Interpoler des données contenant des points aberrants, en 1D et 2D.</text:span></text:p>
      <text:p text:style-name="P1"/>
      <text:p text:style-name="P2">Où : <text:span text:style-name="T4">IM2AG, pas d’expériences prévues</text:span></text:p>
      <text:p text:style-name="P1"/>
      <text:p text:style-name="P2">Quand : <text:span text:style-name="T5">1 semaine mi décembre (10 au 18 décembre) et 3 semaines en avril ( du 6 au 17 puis du 27 au 30)</text:span></text:p>
      <text:p text:style-name="P1"/>
      <text:p text:style-name="P1"><text:span text:style-name="T3">Comment : </text:span><text:span text:style-name="T6">Ordinateurs, Python (numpy, Matplotlib)</text:span></text:p>
      <text:p text:style-name="P1"/>
      <text:p text:style-name="P1"><text:span text:style-name="T3">Combien : </text:span><text:span text:style-name="T6">0 euros</text:span></text:p>
      <text:p text:style-name="P1"/>
      <text:p text:style-name="P2">Pourquoi : </text:p>
      <text:p text:style-name="P5">Une utilisation pourrait être la recherche d’une loi continue à partir de données discrètes.</text:p>
      <text:p text:style-name="P5">→<text:span text:style-name="T7"> En sociologie, en physique, …</text:span></text:p>
      <text:p text:style-name="P5"/>
      <text:p text:style-name="P5"/>
      <text:p text:style-name="P4">Rédaction d’un cahier des charges</text:p>
      <text:p text:style-name="P8">Contexte et définition du problème</text:p>
      <text:p text:style-name="P6">Motivations (réponse au pourquoi, origine projet) :</text:p>
      <text:p text:style-name="P12">=&gt; Interpolation à partir d’expériences réalisées : identifier des erreurs de mesure, de frappe, un produit défectueux, ...</text:p>
      <text:p text:style-name="P6"/>
      <text:p text:style-name="P8">Objectif</text:p>
      <text:p text:style-name="P6">Résultats attendus et quantifiés (code, expérience, …) :</text:p>
      <text:p text:style-name="P7"><text:span text:style-name="T10">Codes : (chacun *2, en 1D et 2D = paramétrique, et 3D)</text:span></text:p>
      <text:p text:style-name="P7"><text:span text:style-name="T9">- splines (par tous les points)</text:span></text:p>
      <text:p text:style-name="P7"><text:span text:style-name="T9">- splines de lissage (approximation, moindres carrés)</text:span></text:p>
      <text:p text:style-name="P7"><text:span text:style-name="T9">- splines de lissage en excluant les données aberrantes</text:span></text:p>
      <text:p text:style-name="P9">(- trouver une enveloppe convexe (points en 2D sans ordre))</text:p>
      <text:p text:style-name="P16">Exemples d’utilisations sur des jeux de données fournis, illustrés.</text:p>
      <text:p text:style-name="P17">Rapport expliquant la méthode de détection des données aberrantes</text:p>
      <text:p text:style-name="P17"/>
      <text:p text:style-name="P8">Périmètre <text:span text:style-name="T8">(= limites)</text:span></text:p>
      <text:p text:style-name="P6">Restriction de la solution proposée (cadrage) :</text:p>
      <text:p text:style-name="P6">- <text:span text:style-name="T12">Ne sera pas possible de détecter les points aberrants sur tous les modèles</text:span></text:p>
      <text:p text:style-name="P6"/>
      <text:p text:style-name="P8">Description fonctionnelle</text:p>
      <text:p text:style-name="P6">Ce que la solution réalisera (input/output) :</text:p>
      <text:p text:style-name="P11">Input : fichiers textes contenant les données</text:p>
      <text:p text:style-name="P11">Output : fichier contenant les valeurs aberrantes</text:p>
      <text:p text:style-name="P11"><text:tab/> <text:s text:c="2"/>Fichier contenant une discrétisation de la fonction résultat</text:p>
      <text:p text:style-name="P11"><text:soft-page-break/><text:tab/> <text:s text:c="2"/><text:span text:style-name="T11">Affichage de la fonction résultat</text:span></text:p>
      <text:p text:style-name="P6"/>
      <text:p text:style-name="P8">Délais / Livrables</text:p>
      <text:p text:style-name="P6">échéancier, dates importantes, livraison :</text:p>
      <text:p text:style-name="P10">Mercredi 11 décembre : présentation du cahier des charges</text:p>
      <text:p text:style-name="P10">Jeudi 30 avril ?? : soutenance du projet, et rendu des codes.</text:p>
      <text:p text:style-name="P10"/>
      <text:p text:style-name="P10"/>
      <text:p text:style-name="P13">Tâches :</text:p>
      <text:p text:style-name="P13">1) Reprendre les splines (de lissage), en éclaircissant et en illustrant le code</text:p>
      <text:p text:style-name="P13">2) Recensement des différentes méthodes pour trouver les points aberrants</text:p>
      <text:p text:style-name="P13">3) Ecriture d’une fonction qui trouve les points aberrants</text:p>
      <text:p text:style-name="P13">4) Faire des tests</text:p>
      <text:p text:style-name="P13">5) Integrer les fonctions de splines de lissage en enlevant les points aberrants (5 minutes)</text:p>
      <text:p text:style-name="P13">6) Faire des tests</text:p>
      <text:p text:style-name="P13">7) Adaptation afin de gérer des données en 2D</text:p>
      <text:p text:style-name="P13">8) Faire des tests</text:p>
      <text:p text:style-name="P13">9) Adaptation afin de gérer des données en 3D</text:p>
      <text:p text:style-name="P13">10) Faire des tests</text:p>
      <text:p text:style-name="P13"/>
      <text:p text:style-name="P15">x) Faire la bibliographie des ressources utilisées pour les méthodes</text:p>
      <text:p text:style-name="P13"/>
      <text:p text:style-name="P14">=&gt; Planifier des réunions</text:p>
      <text:p text:style-name="P14">=&gt; Planifier l’écriture du rapport et les entraînements pour les soutenances</text:p>
      <text:p text:style-name="P15">(à mettre dans les tâch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57:13.397000000</meta:creation-date>
    <dc:date>2019-12-10T16:37:50.756000000</dc:date>
    <meta:editing-duration>PT1H38M28S</meta:editing-duration>
    <meta:editing-cycles>22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55" meta:word-count="413" meta:character-count="2521" meta:non-whitespace-character-count="2153"/>
  </office:meta>
</office:document-meta>
</file>